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7060" officeooo:paragraph-rsid="00197060"/>
    </style:style>
    <style:style style:name="P2" style:family="paragraph" style:parent-style-name="Standard" style:list-style-name="L1">
      <style:text-properties officeooo:rsid="00199818" officeooo:paragraph-rsid="00199818"/>
    </style:style>
    <style:style style:name="P3" style:family="paragraph" style:parent-style-name="Standard" style:list-style-name="L1">
      <style:text-properties officeooo:rsid="001c73c7" officeooo:paragraph-rsid="001c73c7" fo:background-color="transparent"/>
    </style:style>
    <style:style style:name="P4" style:family="paragraph" style:parent-style-name="Standard" style:list-style-name="L1">
      <style:text-properties officeooo:rsid="001e3677" officeooo:paragraph-rsid="001e3677" fo:background-color="transparent"/>
    </style:style>
    <style:style style:name="P5" style:family="paragraph" style:parent-style-name="Standard" style:list-style-name="L1">
      <style:text-properties officeooo:rsid="0024895c" officeooo:paragraph-rsid="0024895c" fo:background-color="transparent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9f9f0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Primeiramente, criei a página inicial, que dei o nome de index.html por convenção, junto a base_style.css, por que é um css que eu planejo usar em todas as páginas para definir o layout geral.</text:p>
        </text:list-item>
        <text:list-item>
          <text:p text:style-name="P2">Em seguida, adicionei a index.html a estrutura básica de html com responsividade, e linkei o css no arquivo por meio de <text:span text:style-name="T1">&lt;link href="base_style.css" rel="stylesheet"&gt;</text:span><text:span text:style-name="T2">. </text:span><text:span text:style-name="T3">O id “geral” foi aplicado à tag &lt;body&gt;, para que eu tenha um seletor de especificidade 100 válido para a página inteira, para sobrescrever a especificidade do CSS do bootstrap facilmente quando necessário</text:span></text:p>
        </text:list-item>
        <text:list-item>
          <text:p text:style-name="P3">Criei a pasta “imagens” para armazenar as imagens do site, e nomeei a logo do site como “logo”, a colocando na pasta. Ambos nomes óbvios para facilitar a identificação</text:p>
        </text:list-item>
        <text:list-item>
          <text:p text:style-name="P4">Em seguida, fiz um bloco inicial de &lt;nav&gt; na &lt;body&gt;, utilizando as classes navbar e navbar light para criar uma barra de navegação. Com o atributo style, defini o background-color com uma cor específica — cujo código foi pego com um color picker de html — de maneira a definir a cor da barra de navegação como similar ao ícone. Assim, dentro da nav, inclui uma tag &lt;a&gt; e a classe navbar-brand para colocar o ícone, direcionando o atributo href para o index, de maneira a carregar a página inicial sempre que clicado. Dentro da tag &lt;a&gt;, coloquei então uma imagem com src definido ao arquivo logo, na pasta imagens, definindo seu alt como “logo” para que ficasse explícito o que é, no caso de leitura por voz ou falha de carregamento, e defini o height e width para 36 de maneira a limitar a imagem a um tamanho apropriado, números dos quais me inspirei nos do ícone da própria página do bootstrap, obtidos por meio da inspeção da mesma.</text:p>
        </text:list-item>
        <text:list-item>
          <text:p text:style-name="P5">Posteriormente, crio as classes secao_borda, que define o padding como 10px, outline que define o padding como 4px, paleta1 que define a cor do background para a cor definida para a navbar (Aproveitei, também, para aplicar essa classe na navbar e apagar a tag de style, substituindo a mesma) e back_padrao, que seta a cor do background para branco, ou seja, o padrão. Assim, utilizei um container com a classe “secao_borda” para criar um espaçamento entre o primeiro bloco do site e a navbar, e em seguida, utilizei duas divs, a primeira com a classe “paleta1” e “outline” para criar um bloco da cor da navbar e deixar um espaço de 4px da próxima div, na qual usei a classe “back_padrao” para criar um quadrado menor da cor de background padrão dentro do anterior, dessa maneira, criando uma borda para esse bloco de texto, a qual decidi fazer para dar certo destaque, visto que falará sobre o site.</text:p>
        </text:list-item>
        <text:list-item>
          <text:p text:style-name="P5">Por fim, começo a criar o conteúdo desse bloco, criando um bloco de row e col dentro da última div feita, colocando uma imagem com tag “img-fluid” em uma div de classe “col-4”, limitando seu tamanho de forma adequada e responsiva. Em seguida, crio uma col com classe “d-flex” e “justify-content-center”, a usando para criar um texto centralizado onde falarei sobre o 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09:41:13.926083700</meta:creation-date>
    <dc:date>2025-06-16T22:02:28.034095400</dc:date>
    <meta:editing-duration>PT4H29M34S</meta:editing-duration>
    <meta:editing-cycles>9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6" meta:word-count="515" meta:character-count="2948" meta:non-whitespace-character-count="2443"/>
  </office:meta>
</office:document-meta>
</file>